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dce6f1" style:diagonal-bl-tr="none" style:diagonal-tl-br="none" style:text-align-source="fix" style:repeat-content="false" fo:wrap-option="no-wrap" fo:border="0.74pt solid #b0b0b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" style:family="table-cell" style:parent-style-name="Default" style:data-style-name="N128">
      <style:table-cell-properties fo:background-color="#f6f6f6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 style:data-style-name="N3">
      <style:table-cell-properties fo:background-color="#f6f6f6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5" table:default-cell-style-name="ce3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row table:style-name="ro1">
          <table:table-cell office:value-type="string" calcext:value-type="string">
            <text:p>European Union - 27 countries (from 2020)</text:p>
          </table:table-cell>
          <table:table-cell office:value-type="float" office:value="15543440.85" calcext:value-type="float">
            <text:p>15.543.440,85</text:p>
          </table:table-cell>
          <table:table-cell office:value-type="float" office:value="15311616.16" calcext:value-type="float">
            <text:p>15.311.616,16</text:p>
          </table:table-cell>
          <table:table-cell table:style-name="ce2" office:value-type="float" office:value="15152500.17" calcext:value-type="float">
            <text:p>15.152.500,17</text:p>
          </table:table-cell>
          <table:table-cell table:style-name="ce2" office:value-type="float" office:value="15167029.99" calcext:value-type="float">
            <text:p>15.167.029,99</text:p>
          </table:table-cell>
          <table:table-cell table:style-name="ce2" office:value-type="float" office:value="14980610.54" calcext:value-type="float">
            <text:p>14.980.610,54</text:p>
          </table:table-cell>
          <table:table-cell table:style-name="ce2" office:value-type="float" office:value="14917145.18" calcext:value-type="float">
            <text:p>14.917.145,18</text:p>
          </table:table-cell>
          <table:table-cell table:style-name="ce2" office:value-type="float" office:value="14700656.36" calcext:value-type="float">
            <text:p>14.700.656,36</text:p>
          </table:table-cell>
          <table:table-cell office:value-type="float" office:value="14397895.36" calcext:value-type="float">
            <text:p>14.397.895,36</text:p>
          </table:table-cell>
          <table:table-cell table:style-name="ce2" office:value-type="float" office:value="14252305.56" calcext:value-type="float">
            <text:p>14.252.305,56</text:p>
          </table:table-cell>
          <table:table-cell office:value-type="float" office:value="14146333.48" calcext:value-type="float">
            <text:p>14.146.333,48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table:style-name="ce3" office:value-type="float" office:value="304024.04" calcext:value-type="float">
            <text:p>304.024,04</text:p>
          </table:table-cell>
          <table:table-cell table:style-name="ce3" office:value-type="float" office:value="296552.03" calcext:value-type="float">
            <text:p>296.552,03</text:p>
          </table:table-cell>
          <table:table-cell office:value-type="float" office:value="293867.68" calcext:value-type="float">
            <text:p>293.867,68</text:p>
          </table:table-cell>
          <table:table-cell office:value-type="float" office:value="293103.09" calcext:value-type="float">
            <text:p>293.103,09</text:p>
          </table:table-cell>
          <table:table-cell office:value-type="float" office:value="290466.39" calcext:value-type="float">
            <text:p>290.466,39</text:p>
          </table:table-cell>
          <table:table-cell office:value-type="float" office:value="284795.03" calcext:value-type="float">
            <text:p>284.795,03</text:p>
          </table:table-cell>
          <table:table-cell office:value-type="float" office:value="281910.75" calcext:value-type="float">
            <text:p>281.910,75</text:p>
          </table:table-cell>
          <table:table-cell table:style-name="ce3" office:value-type="float" office:value="279301.28" calcext:value-type="float">
            <text:p>279.301,28</text:p>
          </table:table-cell>
          <table:table-cell office:value-type="float" office:value="274464.56" calcext:value-type="float">
            <text:p>274.464,56</text:p>
          </table:table-cell>
          <table:table-cell table:style-name="ce3" office:value-type="float" office:value="274239.31" calcext:value-type="float">
            <text:p>274.239,31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243276.05" calcext:value-type="float">
            <text:p>243.276,05</text:p>
          </table:table-cell>
          <table:table-cell office:value-type="float" office:value="240434.08" calcext:value-type="float">
            <text:p>240.434,08</text:p>
          </table:table-cell>
          <table:table-cell table:style-name="ce2" office:value-type="float" office:value="242916.05" calcext:value-type="float">
            <text:p>242.916,05</text:p>
          </table:table-cell>
          <table:table-cell table:style-name="ce2" office:value-type="float" office:value="247179.76" calcext:value-type="float">
            <text:p>247.179,76</text:p>
          </table:table-cell>
          <table:table-cell table:style-name="ce2" office:value-type="float" office:value="240904.08" calcext:value-type="float">
            <text:p>240.904,08</text:p>
          </table:table-cell>
          <table:table-cell table:style-name="ce2" office:value-type="float" office:value="236851.64" calcext:value-type="float">
            <text:p>236.851,64</text:p>
          </table:table-cell>
          <table:table-cell table:style-name="ce2" office:value-type="float" office:value="227212.44" calcext:value-type="float">
            <text:p>227.212,44</text:p>
          </table:table-cell>
          <table:table-cell office:value-type="float" office:value="219037.39" calcext:value-type="float">
            <text:p>219.037,39</text:p>
          </table:table-cell>
          <table:table-cell table:style-name="ce2" office:value-type="float" office:value="212673.41" calcext:value-type="float">
            <text:p>212.673,41</text:p>
          </table:table-cell>
          <table:table-cell office:value-type="float" office:value="213517.91" calcext:value-type="float">
            <text:p>213.517,91</text:p>
          </table:table-cell>
        </table:table-row>
        <table:table-row table:style-name="ro1">
          <table:table-cell office:value-type="string" calcext:value-type="string">
            <text:p>Czechia</text:p>
          </table:table-cell>
          <table:table-cell table:style-name="ce3" office:value-type="float" office:value="524117.73" calcext:value-type="float">
            <text:p>524.117,73</text:p>
          </table:table-cell>
          <table:table-cell table:style-name="ce3" office:value-type="float" office:value="498785.98" calcext:value-type="float">
            <text:p>498.785,98</text:p>
          </table:table-cell>
          <table:table-cell office:value-type="float" office:value="500084.95" calcext:value-type="float">
            <text:p>500.084,95</text:p>
          </table:table-cell>
          <table:table-cell office:value-type="float" office:value="499555.5" calcext:value-type="float">
            <text:p>499.555,5</text:p>
          </table:table-cell>
          <table:table-cell office:value-type="float" office:value="471008.51" calcext:value-type="float">
            <text:p>471.008,51</text:p>
          </table:table-cell>
          <table:table-cell office:value-type="float" office:value="462032.67" calcext:value-type="float">
            <text:p>462.032,67</text:p>
          </table:table-cell>
          <table:table-cell office:value-type="float" office:value="456924.25" calcext:value-type="float">
            <text:p>456.924,25</text:p>
          </table:table-cell>
          <table:table-cell table:style-name="ce3" office:value-type="float" office:value="446186.91" calcext:value-type="float">
            <text:p>446.186,91</text:p>
          </table:table-cell>
          <table:table-cell office:value-type="float" office:value="423196.88" calcext:value-type="float">
            <text:p>423.196,88</text:p>
          </table:table-cell>
          <table:table-cell table:style-name="ce3" office:value-type="float" office:value="428499.15" calcext:value-type="float">
            <text:p>428.499,15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290245.22" calcext:value-type="float">
            <text:p>290.245,22</text:p>
          </table:table-cell>
          <table:table-cell office:value-type="float" office:value="286898.49" calcext:value-type="float">
            <text:p>286.898,49</text:p>
          </table:table-cell>
          <table:table-cell table:style-name="ce2" office:value-type="float" office:value="286022.83" calcext:value-type="float">
            <text:p>286.022,83</text:p>
          </table:table-cell>
          <table:table-cell table:style-name="ce2" office:value-type="float" office:value="282693.9" calcext:value-type="float">
            <text:p>282.693,9</text:p>
          </table:table-cell>
          <table:table-cell table:style-name="ce2" office:value-type="float" office:value="285483.79" calcext:value-type="float">
            <text:p>285.483,79</text:p>
          </table:table-cell>
          <table:table-cell table:style-name="ce2" office:value-type="float" office:value="285919.77" calcext:value-type="float">
            <text:p>285.919,77</text:p>
          </table:table-cell>
          <table:table-cell table:style-name="ce2" office:value-type="float" office:value="288239.46" calcext:value-type="float">
            <text:p>288.239,46</text:p>
          </table:table-cell>
          <table:table-cell office:value-type="float" office:value="282016.74" calcext:value-type="float">
            <text:p>282.016,74</text:p>
          </table:table-cell>
          <table:table-cell table:style-name="ce2" office:value-type="float" office:value="282632.84" calcext:value-type="float">
            <text:p>282.632,84</text:p>
          </table:table-cell>
          <table:table-cell office:value-type="float" office:value="284050.83" calcext:value-type="float">
            <text:p>284.050,83</text:p>
          </table:table-cell>
        </table:table-row>
        <table:table-row table:style-name="ro1">
          <table:table-cell office:value-type="string" calcext:value-type="string">
            <text:p>Germany (until 1990 former territory of the FRG)</text:p>
          </table:table-cell>
          <table:table-cell table:style-name="ce3" office:value-type="float" office:value="2243272.66" calcext:value-type="float">
            <text:p>2.243.272,66</text:p>
          </table:table-cell>
          <table:table-cell table:style-name="ce3" office:value-type="float" office:value="2217512.92" calcext:value-type="float">
            <text:p>2.217.512,92</text:p>
          </table:table-cell>
          <table:table-cell office:value-type="float" office:value="2181015.42" calcext:value-type="float">
            <text:p>2.181.015,42</text:p>
          </table:table-cell>
          <table:table-cell office:value-type="float" office:value="2169928.17" calcext:value-type="float">
            <text:p>2.169.928,17</text:p>
          </table:table-cell>
          <table:table-cell office:value-type="float" office:value="2121887.85" calcext:value-type="float">
            <text:p>2.121.887,85</text:p>
          </table:table-cell>
          <table:table-cell office:value-type="float" office:value="2098644.3" calcext:value-type="float">
            <text:p>2.098.644,3</text:p>
          </table:table-cell>
          <table:table-cell office:value-type="float" office:value="2026549.66" calcext:value-type="float">
            <text:p>2.026.549,66</text:p>
          </table:table-cell>
          <table:table-cell table:style-name="ce3" office:value-type="float" office:value="1945094.95" calcext:value-type="float">
            <text:p>1.945.094,95</text:p>
          </table:table-cell>
          <table:table-cell office:value-type="float" office:value="1909717.3" calcext:value-type="float">
            <text:p>1.909.717,3</text:p>
          </table:table-cell>
          <table:table-cell table:style-name="ce3" office:value-type="float" office:value="1860982.11" calcext:value-type="float">
            <text:p>1.860.982,11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43928.08" calcext:value-type="float">
            <text:p>43.928,08</text:p>
          </table:table-cell>
          <table:table-cell office:value-type="float" office:value="43850.01" calcext:value-type="float">
            <text:p>43.850,01</text:p>
          </table:table-cell>
          <table:table-cell table:style-name="ce2" office:value-type="float" office:value="42815.94" calcext:value-type="float">
            <text:p>42.815,94</text:p>
          </table:table-cell>
          <table:table-cell table:style-name="ce2" office:value-type="float" office:value="39150.45" calcext:value-type="float">
            <text:p>39.150,45</text:p>
          </table:table-cell>
          <table:table-cell table:style-name="ce2" office:value-type="float" office:value="38439.05" calcext:value-type="float">
            <text:p>38.439,05</text:p>
          </table:table-cell>
          <table:table-cell table:style-name="ce2" office:value-type="float" office:value="38814.4" calcext:value-type="float">
            <text:p>38.814,4</text:p>
          </table:table-cell>
          <table:table-cell table:style-name="ce2" office:value-type="float" office:value="38685.91" calcext:value-type="float">
            <text:p>38.685,91</text:p>
          </table:table-cell>
          <table:table-cell office:value-type="float" office:value="39077.75" calcext:value-type="float">
            <text:p>39.077,75</text:p>
          </table:table-cell>
          <table:table-cell table:style-name="ce2" office:value-type="float" office:value="38765.81" calcext:value-type="float">
            <text:p>38.765,81</text:p>
          </table:table-cell>
          <table:table-cell office:value-type="float" office:value="38678.3" calcext:value-type="float">
            <text:p>38.678,3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table:style-name="ce3" office:value-type="float" office:value="518778.88" calcext:value-type="float">
            <text:p>518.778,88</text:p>
          </table:table-cell>
          <table:table-cell table:style-name="ce3" office:value-type="float" office:value="529642.38" calcext:value-type="float">
            <text:p>529.642,38</text:p>
          </table:table-cell>
          <table:table-cell office:value-type="float" office:value="533935.01" calcext:value-type="float">
            <text:p>533.935,01</text:p>
          </table:table-cell>
          <table:table-cell office:value-type="float" office:value="555153.1" calcext:value-type="float">
            <text:p>555.153,1</text:p>
          </table:table-cell>
          <table:table-cell office:value-type="float" office:value="570935.5" calcext:value-type="float">
            <text:p>570.935,5</text:p>
          </table:table-cell>
          <table:table-cell office:value-type="float" office:value="587335.75" calcext:value-type="float">
            <text:p>587.335,75</text:p>
          </table:table-cell>
          <table:table-cell office:value-type="float" office:value="599372.88" calcext:value-type="float">
            <text:p>599.372,88</text:p>
          </table:table-cell>
          <table:table-cell table:style-name="ce3" office:value-type="float" office:value="583958.51" calcext:value-type="float">
            <text:p>583.958,51</text:p>
          </table:table-cell>
          <table:table-cell office:value-type="float" office:value="590362.64" calcext:value-type="float">
            <text:p>590.362,64</text:p>
          </table:table-cell>
          <table:table-cell table:style-name="ce3" office:value-type="float" office:value="607817.59" calcext:value-type="float">
            <text:p>607.817,59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418105.21" calcext:value-type="float">
            <text:p>418.105,21</text:p>
          </table:table-cell>
          <table:table-cell office:value-type="float" office:value="409676.09" calcext:value-type="float">
            <text:p>409.676,09</text:p>
          </table:table-cell>
          <table:table-cell table:style-name="ce2" office:value-type="float" office:value="402257.24" calcext:value-type="float">
            <text:p>402.257,24</text:p>
          </table:table-cell>
          <table:table-cell table:style-name="ce2" office:value-type="float" office:value="394127.41" calcext:value-type="float">
            <text:p>394.127,41</text:p>
          </table:table-cell>
          <table:table-cell table:style-name="ce2" office:value-type="float" office:value="381936.14" calcext:value-type="float">
            <text:p>381.936,14</text:p>
          </table:table-cell>
          <table:table-cell table:style-name="ce2" office:value-type="float" office:value="393934.08" calcext:value-type="float">
            <text:p>393.934,08</text:p>
          </table:table-cell>
          <table:table-cell table:style-name="ce2" office:value-type="float" office:value="399534.54" calcext:value-type="float">
            <text:p>399.534,54</text:p>
          </table:table-cell>
          <table:table-cell office:value-type="float" office:value="390922.3" calcext:value-type="float">
            <text:p>390.922,3</text:p>
          </table:table-cell>
          <table:table-cell table:style-name="ce2" office:value-type="float" office:value="379382.65" calcext:value-type="float">
            <text:p>379.382,65</text:p>
          </table:table-cell>
          <table:table-cell office:value-type="float" office:value="375578.51" calcext:value-type="float">
            <text:p>375.578,51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table:style-name="ce3" office:value-type="float" office:value="1509590.07" calcext:value-type="float">
            <text:p>1.509.590,07</text:p>
          </table:table-cell>
          <table:table-cell table:style-name="ce3" office:value-type="float" office:value="1461584.34" calcext:value-type="float">
            <text:p>1.461.584,34</text:p>
          </table:table-cell>
          <table:table-cell office:value-type="float" office:value="1435287.95" calcext:value-type="float">
            <text:p>1.435.287,95</text:p>
          </table:table-cell>
          <table:table-cell office:value-type="float" office:value="1491613.34" calcext:value-type="float">
            <text:p>1.491.613,34</text:p>
          </table:table-cell>
          <table:table-cell office:value-type="float" office:value="1483510.98" calcext:value-type="float">
            <text:p>1.483.510,98</text:p>
          </table:table-cell>
          <table:table-cell office:value-type="float" office:value="1496407.13" calcext:value-type="float">
            <text:p>1.496.407,13</text:p>
          </table:table-cell>
          <table:table-cell office:value-type="float" office:value="1505056.72" calcext:value-type="float">
            <text:p>1.505.056,72</text:p>
          </table:table-cell>
          <table:table-cell table:style-name="ce3" office:value-type="float" office:value="1484763.37" calcext:value-type="float">
            <text:p>1.484.763,37</text:p>
          </table:table-cell>
          <table:table-cell office:value-type="float" office:value="1482124.48" calcext:value-type="float">
            <text:p>1.482.124,48</text:p>
          </table:table-cell>
          <table:table-cell table:style-name="ce3" office:value-type="float" office:value="1497246.35" calcext:value-type="float">
            <text:p>1.497.246,35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2217843.01" calcext:value-type="float">
            <text:p>2.217.843,01</text:p>
          </table:table-cell>
          <table:table-cell office:value-type="float" office:value="2208685.08" calcext:value-type="float">
            <text:p>2.208.685,08</text:p>
          </table:table-cell>
          <table:table-cell table:style-name="ce2" office:value-type="float" office:value="2209730.42" calcext:value-type="float">
            <text:p>2.209.730,42</text:p>
          </table:table-cell>
          <table:table-cell table:style-name="ce2" office:value-type="float" office:value="2171666.39" calcext:value-type="float">
            <text:p>2.171.666,39</text:p>
          </table:table-cell>
          <table:table-cell table:style-name="ce2" office:value-type="float" office:value="2153229.73" calcext:value-type="float">
            <text:p>2.153.229,73</text:p>
          </table:table-cell>
          <table:table-cell table:style-name="ce2" office:value-type="float" office:value="2139365.02" calcext:value-type="float">
            <text:p>2.139.365,02</text:p>
          </table:table-cell>
          <table:table-cell table:style-name="ce2" office:value-type="float" office:value="2110414.72" calcext:value-type="float">
            <text:p>2.110.414,72</text:p>
          </table:table-cell>
          <table:table-cell office:value-type="float" office:value="2089363.69" calcext:value-type="float">
            <text:p>2.089.363,69</text:p>
          </table:table-cell>
          <table:table-cell table:style-name="ce2" office:value-type="float" office:value="2048049.85" calcext:value-type="float">
            <text:p>2.048.049,85</text:p>
          </table:table-cell>
          <table:table-cell office:value-type="float" office:value="2048069.49" calcext:value-type="float">
            <text:p>2.048.069,49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table:style-name="ce3" office:value-type="float" office:value="136314.97" calcext:value-type="float">
            <text:p>136.314,97</text:p>
          </table:table-cell>
          <table:table-cell table:style-name="ce3" office:value-type="float" office:value="132456.28" calcext:value-type="float">
            <text:p>132.456,28</text:p>
          </table:table-cell>
          <table:table-cell office:value-type="float" office:value="132787.91" calcext:value-type="float">
            <text:p>132.787,91</text:p>
          </table:table-cell>
          <table:table-cell office:value-type="float" office:value="134697.93" calcext:value-type="float">
            <text:p>134.697,93</text:p>
          </table:table-cell>
          <table:table-cell office:value-type="float" office:value="137684.89" calcext:value-type="float">
            <text:p>137.684,89</text:p>
          </table:table-cell>
          <table:table-cell office:value-type="float" office:value="136579.34" calcext:value-type="float">
            <text:p>136.579,34</text:p>
          </table:table-cell>
          <table:table-cell office:value-type="float" office:value="131523.59" calcext:value-type="float">
            <text:p>131.523,59</text:p>
          </table:table-cell>
          <table:table-cell table:style-name="ce5" office:value-type="float" office:value="130381" calcext:value-type="float">
            <text:p>130.381</text:p>
          </table:table-cell>
          <table:table-cell office:value-type="float" office:value="128308.8" calcext:value-type="float">
            <text:p>128.308,8</text:p>
          </table:table-cell>
          <table:table-cell table:style-name="ce3" office:value-type="float" office:value="124232.35" calcext:value-type="float">
            <text:p>124.232,35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1759254.54" calcext:value-type="float">
            <text:p>1.759.254,54</text:p>
          </table:table-cell>
          <table:table-cell office:value-type="float" office:value="1701573.37" calcext:value-type="float">
            <text:p>1.701.573,37</text:p>
          </table:table-cell>
          <table:table-cell table:style-name="ce2" office:value-type="float" office:value="1676633.95" calcext:value-type="float">
            <text:p>1.676.633,95</text:p>
          </table:table-cell>
          <table:table-cell table:style-name="ce2" office:value-type="float" office:value="1669831.62" calcext:value-type="float">
            <text:p>1.669.831,62</text:p>
          </table:table-cell>
          <table:table-cell table:style-name="ce2" office:value-type="float" office:value="1656008.81" calcext:value-type="float">
            <text:p>1.656.008,81</text:p>
          </table:table-cell>
          <table:table-cell table:style-name="ce2" office:value-type="float" office:value="1648731.9" calcext:value-type="float">
            <text:p>1.648.731,9</text:p>
          </table:table-cell>
          <table:table-cell table:style-name="ce2" office:value-type="float" office:value="1627817.39" calcext:value-type="float">
            <text:p>1.627.817,39</text:p>
          </table:table-cell>
          <table:table-cell office:value-type="float" office:value="1588035.07" calcext:value-type="float">
            <text:p>1.588.035,07</text:p>
          </table:table-cell>
          <table:table-cell table:style-name="ce2" office:value-type="float" office:value="1624138.82" calcext:value-type="float">
            <text:p>1.624.138,82</text:p>
          </table:table-cell>
          <table:table-cell office:value-type="float" office:value="1578229.3" calcext:value-type="float">
            <text:p>1.578.229,3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table:style-name="ce3" office:value-type="float" office:value="34022.35" calcext:value-type="float">
            <text:p>34.022,35</text:p>
          </table:table-cell>
          <table:table-cell table:style-name="ce3" office:value-type="float" office:value="33684.55" calcext:value-type="float">
            <text:p>33.684,55</text:p>
          </table:table-cell>
          <table:table-cell office:value-type="float" office:value="33868.31" calcext:value-type="float">
            <text:p>33.868,31</text:p>
          </table:table-cell>
          <table:table-cell office:value-type="float" office:value="34141.11" calcext:value-type="float">
            <text:p>34.141,11</text:p>
          </table:table-cell>
          <table:table-cell office:value-type="float" office:value="35084.25" calcext:value-type="float">
            <text:p>35.084,25</text:p>
          </table:table-cell>
          <table:table-cell office:value-type="float" office:value="35819.81" calcext:value-type="float">
            <text:p>35.819,81</text:p>
          </table:table-cell>
          <table:table-cell office:value-type="float" office:value="36317.94" calcext:value-type="float">
            <text:p>36.317,94</text:p>
          </table:table-cell>
          <table:table-cell table:style-name="ce3" office:value-type="float" office:value="36925.72" calcext:value-type="float">
            <text:p>36.925,72</text:p>
          </table:table-cell>
          <table:table-cell office:value-type="float" office:value="38369.35" calcext:value-type="float">
            <text:p>38.369,35</text:p>
          </table:table-cell>
          <table:table-cell table:style-name="ce3" office:value-type="float" office:value="38549.06" calcext:value-type="float">
            <text:p>38.549,06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60821.59" calcext:value-type="float">
            <text:p>60.821,59</text:p>
          </table:table-cell>
          <table:table-cell office:value-type="float" office:value="62848.13" calcext:value-type="float">
            <text:p>62.848,13</text:p>
          </table:table-cell>
          <table:table-cell table:style-name="ce2" office:value-type="float" office:value="64488.37" calcext:value-type="float">
            <text:p>64.488,37</text:p>
          </table:table-cell>
          <table:table-cell table:style-name="ce2" office:value-type="float" office:value="62092.2" calcext:value-type="float">
            <text:p>62.092,2</text:p>
          </table:table-cell>
          <table:table-cell table:style-name="ce2" office:value-type="float" office:value="63032.62" calcext:value-type="float">
            <text:p>63.032,62</text:p>
          </table:table-cell>
          <table:table-cell table:style-name="ce2" office:value-type="float" office:value="64059.98" calcext:value-type="float">
            <text:p>64.059,98</text:p>
          </table:table-cell>
          <table:table-cell table:style-name="ce2" office:value-type="float" office:value="60545.57" calcext:value-type="float">
            <text:p>60.545,57</text:p>
          </table:table-cell>
          <table:table-cell office:value-type="float" office:value="61214.72" calcext:value-type="float">
            <text:p>61.214,72</text:p>
          </table:table-cell>
          <table:table-cell table:style-name="ce2" office:value-type="float" office:value="60863.16" calcext:value-type="float">
            <text:p>60.863,16</text:p>
          </table:table-cell>
          <table:table-cell office:value-type="float" office:value="60854.86" calcext:value-type="float">
            <text:p>60.854,86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table:style-name="ce3" office:value-type="float" office:value="133695.39" calcext:value-type="float">
            <text:p>133.695,39</text:p>
          </table:table-cell>
          <table:table-cell table:style-name="ce3" office:value-type="float" office:value="131224.42" calcext:value-type="float">
            <text:p>131.224,42</text:p>
          </table:table-cell>
          <table:table-cell office:value-type="float" office:value="129805.75" calcext:value-type="float">
            <text:p>129.805,75</text:p>
          </table:table-cell>
          <table:table-cell office:value-type="float" office:value="128997.22" calcext:value-type="float">
            <text:p>128.997,22</text:p>
          </table:table-cell>
          <table:table-cell office:value-type="float" office:value="124957.94" calcext:value-type="float">
            <text:p>124.957,94</text:p>
          </table:table-cell>
          <table:table-cell office:value-type="float" office:value="122502.29" calcext:value-type="float">
            <text:p>122.502,29</text:p>
          </table:table-cell>
          <table:table-cell office:value-type="float" office:value="114654.81" calcext:value-type="float">
            <text:p>114.654,81</text:p>
          </table:table-cell>
          <table:table-cell table:style-name="ce3" office:value-type="float" office:value="112695.73" calcext:value-type="float">
            <text:p>112.695,73</text:p>
          </table:table-cell>
          <table:table-cell office:value-type="float" office:value="109280.74" calcext:value-type="float">
            <text:p>109.280,74</text:p>
          </table:table-cell>
          <table:table-cell table:style-name="ce3" office:value-type="float" office:value="106814.33" calcext:value-type="float">
            <text:p>106.814,33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21868.76" calcext:value-type="float">
            <text:p>21.868,76</text:p>
          </table:table-cell>
          <table:table-cell office:value-type="float" office:value="22032.06" calcext:value-type="float">
            <text:p>22.032,06</text:p>
          </table:table-cell>
          <table:table-cell table:style-name="ce2" office:value-type="float" office:value="22389.52" calcext:value-type="float">
            <text:p>22.389,52</text:p>
          </table:table-cell>
          <table:table-cell table:style-name="ce2" office:value-type="float" office:value="22457.35" calcext:value-type="float">
            <text:p>22.457,35</text:p>
          </table:table-cell>
          <table:table-cell table:style-name="ce2" office:value-type="float" office:value="22808.63" calcext:value-type="float">
            <text:p>22.808,63</text:p>
          </table:table-cell>
          <table:table-cell table:style-name="ce2" office:value-type="float" office:value="22967.35" calcext:value-type="float">
            <text:p>22.967,35</text:p>
          </table:table-cell>
          <table:table-cell table:style-name="ce2" office:value-type="float" office:value="22990.97" calcext:value-type="float">
            <text:p>22.990,97</text:p>
          </table:table-cell>
          <table:table-cell office:value-type="float" office:value="22530.57" calcext:value-type="float">
            <text:p>22.530,57</text:p>
          </table:table-cell>
          <table:table-cell table:style-name="ce2" office:value-type="float" office:value="22885.71" calcext:value-type="float">
            <text:p>22.885,71</text:p>
          </table:table-cell>
          <table:table-cell office:value-type="float" office:value="22571.04" calcext:value-type="float">
            <text:p>22.571,04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table:style-name="ce3" office:value-type="float" office:value="322870.71" calcext:value-type="float">
            <text:p>322.870,71</text:p>
          </table:table-cell>
          <table:table-cell table:style-name="ce3" office:value-type="float" office:value="314716.25" calcext:value-type="float">
            <text:p>314.716,25</text:p>
          </table:table-cell>
          <table:table-cell office:value-type="float" office:value="310272.7" calcext:value-type="float">
            <text:p>310.272,7</text:p>
          </table:table-cell>
          <table:table-cell office:value-type="float" office:value="310743.28" calcext:value-type="float">
            <text:p>310.743,28</text:p>
          </table:table-cell>
          <table:table-cell office:value-type="float" office:value="308956.55" calcext:value-type="float">
            <text:p>308.956,55</text:p>
          </table:table-cell>
          <table:table-cell office:value-type="float" office:value="310642.93" calcext:value-type="float">
            <text:p>310.642,93</text:p>
          </table:table-cell>
          <table:table-cell office:value-type="float" office:value="312217.33" calcext:value-type="float">
            <text:p>312.217,33</text:p>
          </table:table-cell>
          <table:table-cell table:style-name="ce3" office:value-type="float" office:value="311263.62" calcext:value-type="float">
            <text:p>311.263,62</text:p>
          </table:table-cell>
          <table:table-cell office:value-type="float" office:value="310881.77" calcext:value-type="float">
            <text:p>310.881,77</text:p>
          </table:table-cell>
          <table:table-cell table:style-name="ce3" office:value-type="float" office:value="309467.19" calcext:value-type="float">
            <text:p>309.467,19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5958.75" calcext:value-type="float">
            <text:p>5.958,75</text:p>
          </table:table-cell>
          <table:table-cell office:value-type="float" office:value="5864.1" calcext:value-type="float">
            <text:p>5.864,1</text:p>
          </table:table-cell>
          <table:table-cell table:style-name="ce2" office:value-type="float" office:value="6330.9" calcext:value-type="float">
            <text:p>6.330,9</text:p>
          </table:table-cell>
          <table:table-cell table:style-name="ce2" office:value-type="float" office:value="6793.16" calcext:value-type="float">
            <text:p>6.793,16</text:p>
          </table:table-cell>
          <table:table-cell table:style-name="ce2" office:value-type="float" office:value="7192.33" calcext:value-type="float">
            <text:p>7.192,33</text:p>
          </table:table-cell>
          <table:table-cell table:style-name="ce2" office:value-type="float" office:value="7066.31" calcext:value-type="float">
            <text:p>7.066,31</text:p>
          </table:table-cell>
          <table:table-cell table:style-name="ce2" office:value-type="float" office:value="7350.09" calcext:value-type="float">
            <text:p>7.350,09</text:p>
          </table:table-cell>
          <table:table-cell office:value-type="float" office:value="7631.69" calcext:value-type="float">
            <text:p>7.631,69</text:p>
          </table:table-cell>
          <table:table-cell table:style-name="ce2" office:value-type="float" office:value="7706.43" calcext:value-type="float">
            <text:p>7.706,43</text:p>
          </table:table-cell>
          <table:table-cell office:value-type="float" office:value="7944.58" calcext:value-type="float">
            <text:p>7.944,58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table:style-name="ce3" office:value-type="float" office:value="716020.29" calcext:value-type="float">
            <text:p>716.020,29</text:p>
          </table:table-cell>
          <table:table-cell table:style-name="ce3" office:value-type="float" office:value="714755.76" calcext:value-type="float">
            <text:p>714.755,76</text:p>
          </table:table-cell>
          <table:table-cell office:value-type="float" office:value="701936.03" calcext:value-type="float">
            <text:p>701.936,03</text:p>
          </table:table-cell>
          <table:table-cell office:value-type="float" office:value="709031.8" calcext:value-type="float">
            <text:p>709.031,8</text:p>
          </table:table-cell>
          <table:table-cell office:value-type="float" office:value="713844.08" calcext:value-type="float">
            <text:p>713.844,08</text:p>
          </table:table-cell>
          <table:table-cell office:value-type="float" office:value="701286.97" calcext:value-type="float">
            <text:p>701.286,97</text:p>
          </table:table-cell>
          <table:table-cell office:value-type="float" office:value="664065.08" calcext:value-type="float">
            <text:p>664.065,08</text:p>
          </table:table-cell>
          <table:table-cell table:style-name="ce3" office:value-type="float" office:value="673262.46" calcext:value-type="float">
            <text:p>673.262,46</text:p>
          </table:table-cell>
          <table:table-cell office:value-type="float" office:value="664379.72" calcext:value-type="float">
            <text:p>664.379,72</text:p>
          </table:table-cell>
          <table:table-cell table:style-name="ce3" office:value-type="float" office:value="653476.87" calcext:value-type="float">
            <text:p>653.476,87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256723.58" calcext:value-type="float">
            <text:p>256.723,58</text:p>
          </table:table-cell>
          <table:table-cell office:value-type="float" office:value="252357.24" calcext:value-type="float">
            <text:p>252.357,24</text:p>
          </table:table-cell>
          <table:table-cell table:style-name="ce2" office:value-type="float" office:value="248084.44" calcext:value-type="float">
            <text:p>248.084,44</text:p>
          </table:table-cell>
          <table:table-cell table:style-name="ce2" office:value-type="float" office:value="244750.21" calcext:value-type="float">
            <text:p>244.750,21</text:p>
          </table:table-cell>
          <table:table-cell table:style-name="ce2" office:value-type="float" office:value="241647.65" calcext:value-type="float">
            <text:p>241.647,65</text:p>
          </table:table-cell>
          <table:table-cell table:style-name="ce2" office:value-type="float" office:value="240557.19" calcext:value-type="float">
            <text:p>240.557,19</text:p>
          </table:table-cell>
          <table:table-cell table:style-name="ce2" office:value-type="float" office:value="233036.71" calcext:value-type="float">
            <text:p>233.036,71</text:p>
          </table:table-cell>
          <table:table-cell office:value-type="float" office:value="227658.75" calcext:value-type="float">
            <text:p>227.658,75</text:p>
          </table:table-cell>
          <table:table-cell table:style-name="ce2" office:value-type="float" office:value="223995.49" calcext:value-type="float">
            <text:p>223.995,49</text:p>
          </table:table-cell>
          <table:table-cell office:value-type="float" office:value="222842.28" calcext:value-type="float">
            <text:p>222.842,28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table:style-name="ce3" office:value-type="float" office:value="1818605.41" calcext:value-type="float">
            <text:p>1.818.605,41</text:p>
          </table:table-cell>
          <table:table-cell table:style-name="ce3" office:value-type="float" office:value="1826217.2" calcext:value-type="float">
            <text:p>1.826.217,2</text:p>
          </table:table-cell>
          <table:table-cell office:value-type="float" office:value="1809922.71" calcext:value-type="float">
            <text:p>1.809.922,71</text:p>
          </table:table-cell>
          <table:table-cell office:value-type="float" office:value="1829232.62" calcext:value-type="float">
            <text:p>1.829.232,62</text:p>
          </table:table-cell>
          <table:table-cell office:value-type="float" office:value="1796677.1" calcext:value-type="float">
            <text:p>1.796.677,1</text:p>
          </table:table-cell>
          <table:table-cell office:value-type="float" office:value="1792731.49" calcext:value-type="float">
            <text:p>1.792.731,49</text:p>
          </table:table-cell>
          <table:table-cell office:value-type="float" office:value="1775047.2" calcext:value-type="float">
            <text:p>1.775.047,2</text:p>
          </table:table-cell>
          <table:table-cell table:style-name="ce3" office:value-type="float" office:value="1685115.19" calcext:value-type="float">
            <text:p>1.685.115,19</text:p>
          </table:table-cell>
          <table:table-cell office:value-type="float" office:value="1674778.42" calcext:value-type="float">
            <text:p>1.674.778,42</text:p>
          </table:table-cell>
          <table:table-cell table:style-name="ce3" office:value-type="float" office:value="1659014.85" calcext:value-type="float">
            <text:p>1.659.014,85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379772.3" calcext:value-type="float">
            <text:p>379.772,3</text:p>
          </table:table-cell>
          <table:table-cell office:value-type="float" office:value="370638.5" calcext:value-type="float">
            <text:p>370.638,5</text:p>
          </table:table-cell>
          <table:table-cell table:style-name="ce2" office:value-type="float" office:value="366035.9" calcext:value-type="float">
            <text:p>366.035,9</text:p>
          </table:table-cell>
          <table:table-cell table:style-name="ce2" office:value-type="float" office:value="358002.5" calcext:value-type="float">
            <text:p>358.002,5</text:p>
          </table:table-cell>
          <table:table-cell table:style-name="ce2" office:value-type="float" office:value="355073.4" calcext:value-type="float">
            <text:p>355.073,4</text:p>
          </table:table-cell>
          <table:table-cell table:style-name="ce2" office:value-type="float" office:value="356341.3" calcext:value-type="float">
            <text:p>356.341,3</text:p>
          </table:table-cell>
          <table:table-cell table:style-name="ce2" office:value-type="float" office:value="354574.8" calcext:value-type="float">
            <text:p>354.574,8</text:p>
          </table:table-cell>
          <table:table-cell office:value-type="float" office:value="355629.5" calcext:value-type="float">
            <text:p>355.629,5</text:p>
          </table:table-cell>
          <table:table-cell table:style-name="ce2" office:value-type="float" office:value="349810.3" calcext:value-type="float">
            <text:p>349.810,3</text:p>
          </table:table-cell>
          <table:table-cell office:value-type="float" office:value="354145.23" calcext:value-type="float">
            <text:p>354.145,23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table:style-name="ce3" office:value-type="float" office:value="977021.11" calcext:value-type="float">
            <text:p>977.021,11</text:p>
          </table:table-cell>
          <table:table-cell table:style-name="ce3" office:value-type="float" office:value="954081.99" calcext:value-type="float">
            <text:p>954.081,99</text:p>
          </table:table-cell>
          <table:table-cell office:value-type="float" office:value="944117.13" calcext:value-type="float">
            <text:p>944.117,13</text:p>
          </table:table-cell>
          <table:table-cell office:value-type="float" office:value="939956.21" calcext:value-type="float">
            <text:p>939.956,21</text:p>
          </table:table-cell>
          <table:table-cell office:value-type="float" office:value="917494.57" calcext:value-type="float">
            <text:p>917.494,57</text:p>
          </table:table-cell>
          <table:table-cell office:value-type="float" office:value="899935.17" calcext:value-type="float">
            <text:p>899.935,17</text:p>
          </table:table-cell>
          <table:table-cell office:value-type="float" office:value="883368.98" calcext:value-type="float">
            <text:p>883.368,98</text:p>
          </table:table-cell>
          <table:table-cell table:style-name="ce3" office:value-type="float" office:value="891093.87" calcext:value-type="float">
            <text:p>891.093,87</text:p>
          </table:table-cell>
          <table:table-cell office:value-type="float" office:value="869966.06" calcext:value-type="float">
            <text:p>869.966,06</text:p>
          </table:table-cell>
          <table:table-cell table:style-name="ce3" office:value-type="float" office:value="860774.87" calcext:value-type="float">
            <text:p>860.774,87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77886.08" calcext:value-type="float">
            <text:p>77.886,08</text:p>
          </table:table-cell>
          <table:table-cell office:value-type="float" office:value="75424.96" calcext:value-type="float">
            <text:p>75.424,96</text:p>
          </table:table-cell>
          <table:table-cell table:style-name="ce2" office:value-type="float" office:value="72780.52" calcext:value-type="float">
            <text:p>72.780,52</text:p>
          </table:table-cell>
          <table:table-cell table:style-name="ce2" office:value-type="float" office:value="74478.51" calcext:value-type="float">
            <text:p>74.478,51</text:p>
          </table:table-cell>
          <table:table-cell table:style-name="ce2" office:value-type="float" office:value="75801.01" calcext:value-type="float">
            <text:p>75.801,01</text:p>
          </table:table-cell>
          <table:table-cell table:style-name="ce2" office:value-type="float" office:value="74307.56" calcext:value-type="float">
            <text:p>74.307,56</text:p>
          </table:table-cell>
          <table:table-cell table:style-name="ce2" office:value-type="float" office:value="72419.27" calcext:value-type="float">
            <text:p>72.419,27</text:p>
          </table:table-cell>
          <table:table-cell office:value-type="float" office:value="72339.03" calcext:value-type="float">
            <text:p>72.339,03</text:p>
          </table:table-cell>
          <table:table-cell table:style-name="ce2" office:value-type="float" office:value="71542.13" calcext:value-type="float">
            <text:p>71.542,13</text:p>
          </table:table-cell>
          <table:table-cell office:value-type="float" office:value="69390.31" calcext:value-type="float">
            <text:p>69.390,31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table:style-name="ce3" office:value-type="float" office:value="141738.41" calcext:value-type="float">
            <text:p>141.738,41</text:p>
          </table:table-cell>
          <table:table-cell table:style-name="ce3" office:value-type="float" office:value="141053.32" calcext:value-type="float">
            <text:p>141.053,32</text:p>
          </table:table-cell>
          <table:table-cell office:value-type="float" office:value="135607.58" calcext:value-type="float">
            <text:p>135.607,58</text:p>
          </table:table-cell>
          <table:table-cell office:value-type="float" office:value="133674.82" calcext:value-type="float">
            <text:p>133.674,82</text:p>
          </table:table-cell>
          <table:table-cell office:value-type="float" office:value="131440.6" calcext:value-type="float">
            <text:p>131.440,6</text:p>
          </table:table-cell>
          <table:table-cell office:value-type="float" office:value="130356.61" calcext:value-type="float">
            <text:p>130.356,61</text:p>
          </table:table-cell>
          <table:table-cell office:value-type="float" office:value="127225.26" calcext:value-type="float">
            <text:p>127.225,26</text:p>
          </table:table-cell>
          <table:table-cell table:style-name="ce3" office:value-type="float" office:value="126241.86" calcext:value-type="float">
            <text:p>126.241,86</text:p>
          </table:table-cell>
          <table:table-cell office:value-type="float" office:value="123742.07" calcext:value-type="float">
            <text:p>123.742,07</text:p>
          </table:table-cell>
          <table:table-cell table:style-name="ce3" office:value-type="float" office:value="121837.53" calcext:value-type="float">
            <text:p>121.837,53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196246.25" calcext:value-type="float">
            <text:p>196.246,25</text:p>
          </table:table-cell>
          <table:table-cell office:value-type="float" office:value="191402.94" calcext:value-type="float">
            <text:p>191.402,94</text:p>
          </table:table-cell>
          <table:table-cell table:style-name="ce4" office:value-type="float" office:value="187403" calcext:value-type="float">
            <text:p>187.403</text:p>
          </table:table-cell>
          <table:table-cell table:style-name="ce2" office:value-type="float" office:value="186385.79" calcext:value-type="float">
            <text:p>186.385,79</text:p>
          </table:table-cell>
          <table:table-cell table:style-name="ce2" office:value-type="float" office:value="180699.49" calcext:value-type="float">
            <text:p>180.699,49</text:p>
          </table:table-cell>
          <table:table-cell table:style-name="ce2" office:value-type="float" office:value="176100.54" calcext:value-type="float">
            <text:p>176.100,54</text:p>
          </table:table-cell>
          <table:table-cell table:style-name="ce2" office:value-type="float" office:value="173604.71" calcext:value-type="float">
            <text:p>173.604,71</text:p>
          </table:table-cell>
          <table:table-cell office:value-type="float" office:value="171710.8" calcext:value-type="float">
            <text:p>171.710,8</text:p>
          </table:table-cell>
          <table:table-cell table:style-name="ce2" office:value-type="float" office:value="169241.33" calcext:value-type="float">
            <text:p>169.241,33</text:p>
          </table:table-cell>
          <table:table-cell office:value-type="float" office:value="166186.49" calcext:value-type="float">
            <text:p>166.186,49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table:style-name="ce3" office:value-type="float" office:value="191439.4" calcext:value-type="float">
            <text:p>191.439,4</text:p>
          </table:table-cell>
          <table:table-cell table:style-name="ce3" office:value-type="float" office:value="187663.67" calcext:value-type="float">
            <text:p>187.663,67</text:p>
          </table:table-cell>
          <table:table-cell office:value-type="float" office:value="182101.96" calcext:value-type="float">
            <text:p>182.101,96</text:p>
          </table:table-cell>
          <table:table-cell office:value-type="float" office:value="177592.53" calcext:value-type="float">
            <text:p>177.592,53</text:p>
          </table:table-cell>
          <table:table-cell office:value-type="float" office:value="174404.61" calcext:value-type="float">
            <text:p>174.404,61</text:p>
          </table:table-cell>
          <table:table-cell office:value-type="float" office:value="173058.65" calcext:value-type="float">
            <text:p>173.058,65</text:p>
          </table:table-cell>
          <table:table-cell office:value-type="float" office:value="169995.32" calcext:value-type="float">
            <text:p>169.995,32</text:p>
          </table:table-cell>
          <table:table-cell table:style-name="ce3" office:value-type="float" office:value="164442.9" calcext:value-type="float">
            <text:p>164.442,9</text:p>
          </table:table-cell>
          <table:table-cell office:value-type="float" office:value="161044.84" calcext:value-type="float">
            <text:p>161.044,84</text:p>
          </table:table-cell>
          <table:table-cell table:style-name="ce3" office:value-type="float" office:value="161322.8" calcext:value-type="float">
            <text:p>161.322,8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24542.62" calcext:value-type="float">
            <text:p>24.542,62</text:p>
          </table:table-cell>
          <table:table-cell office:value-type="float" office:value="24640.85" calcext:value-type="float">
            <text:p>24.640,85</text:p>
          </table:table-cell>
          <table:table-cell table:style-name="ce2" office:value-type="float" office:value="25085.89" calcext:value-type="float">
            <text:p>25.085,89</text:p>
          </table:table-cell>
          <table:table-cell table:style-name="ce2" office:value-type="float" office:value="25320.92" calcext:value-type="float">
            <text:p>25.320,92</text:p>
          </table:table-cell>
          <table:table-cell table:style-name="ce2" office:value-type="float" office:value="24993.59" calcext:value-type="float">
            <text:p>24.993,59</text:p>
          </table:table-cell>
          <table:table-cell table:style-name="ce2" office:value-type="float" office:value="24528.58" calcext:value-type="float">
            <text:p>24.528,58</text:p>
          </table:table-cell>
          <table:table-cell table:style-name="ce2" office:value-type="float" office:value="24494.93" calcext:value-type="float">
            <text:p>24.494,93</text:p>
          </table:table-cell>
          <table:table-cell office:value-type="float" office:value="22906.4" calcext:value-type="float">
            <text:p>22.906,4</text:p>
          </table:table-cell>
          <table:table-cell table:style-name="ce2" office:value-type="float" office:value="23673.06" calcext:value-type="float">
            <text:p>23.673,06</text:p>
          </table:table-cell>
          <table:table-cell office:value-type="float" office:value="20428.83" calcext:value-type="float">
            <text:p>20.428,83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table:style-name="ce3" office:value-type="float" office:value="193174.47" calcext:value-type="float">
            <text:p>193.174,47</text:p>
          </table:table-cell>
          <table:table-cell table:style-name="ce3" office:value-type="float" office:value="192786.82" calcext:value-type="float">
            <text:p>192.786,82</text:p>
          </table:table-cell>
          <table:table-cell office:value-type="float" office:value="192127.48" calcext:value-type="float">
            <text:p>192.127,48</text:p>
          </table:table-cell>
          <table:table-cell office:value-type="float" office:value="193041.63" calcext:value-type="float">
            <text:p>193.041,63</text:p>
          </table:table-cell>
          <table:table-cell office:value-type="float" office:value="189431.35" calcext:value-type="float">
            <text:p>189.431,35</text:p>
          </table:table-cell>
          <table:table-cell office:value-type="float" office:value="184472.22" calcext:value-type="float">
            <text:p>184.472,22</text:p>
          </table:table-cell>
          <table:table-cell office:value-type="float" office:value="181741.68" calcext:value-type="float">
            <text:p>181.741,68</text:p>
          </table:table-cell>
          <table:table-cell table:style-name="ce3" office:value-type="float" office:value="175942.92" calcext:value-type="float">
            <text:p>175.942,92</text:p>
          </table:table-cell>
          <table:table-cell office:value-type="float" office:value="174136.77" calcext:value-type="float">
            <text:p>174.136,77</text:p>
          </table:table-cell>
          <table:table-cell table:style-name="ce3" office:value-type="float" office:value="174405.23" calcext:value-type="float">
            <text:p>174.405,23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196072.6" calcext:value-type="float">
            <text:p>196.072,6</text:p>
          </table:table-cell>
          <table:table-cell office:value-type="float" office:value="193374.34" calcext:value-type="float">
            <text:p>193.374,34</text:p>
          </table:table-cell>
          <table:table-cell table:style-name="ce2" office:value-type="float" office:value="193798.61" calcext:value-type="float">
            <text:p>193.798,61</text:p>
          </table:table-cell>
          <table:table-cell table:style-name="ce2" office:value-type="float" office:value="192702.33" calcext:value-type="float">
            <text:p>192.702,33</text:p>
          </table:table-cell>
          <table:table-cell table:style-name="ce2" office:value-type="float" office:value="191022.07" calcext:value-type="float">
            <text:p>191.022,07</text:p>
          </table:table-cell>
          <table:table-cell table:style-name="ce2" office:value-type="float" office:value="188747.68" calcext:value-type="float">
            <text:p>188.747,68</text:p>
          </table:table-cell>
          <table:table-cell table:style-name="ce2" office:value-type="float" office:value="187701.28" calcext:value-type="float">
            <text:p>187.701,28</text:p>
          </table:table-cell>
          <table:table-cell office:value-type="float" office:value="184398.43" calcext:value-type="float">
            <text:p>184.398,43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table:style-name="ce3" office:value-type="float" office:value="2331960.58" calcext:value-type="float">
            <text:p>2.331.960,58</text:p>
          </table:table-cell>
          <table:table-cell table:style-name="ce3" office:value-type="float" office:value="2168975.81" calcext:value-type="float">
            <text:p>2.168.975,81</text:p>
          </table:table-cell>
          <table:table-cell office:value-type="float" office:value="2088285.68" calcext:value-type="float">
            <text:p>2.088.285,68</text:p>
          </table:table-cell>
          <table:table-cell office:value-type="float" office:value="2054006.83" calcext:value-type="float">
            <text:p>2.054.006,83</text:p>
          </table:table-cell>
          <table:table-cell office:value-type="float" office:value="1988883.92" calcext:value-type="float">
            <text:p>1.988.883,92</text:p>
          </table:table-cell>
          <table:table-cell office:value-type="float" office:value="2006164.25" calcext:value-type="float">
            <text:p>2.006.164,25</text:p>
          </table:table-cell>
          <table:table-cell office:value-type="float" office:value="2002932.13" calcext:value-type="float">
            <text:p>2.002.932,13</text:p>
          </table:table-cell>
          <table:table-cell table:style-name="ce3" office:value-type="float" office:value="1939633.22" calcext:value-type="float">
            <text:p>1.939.633,22</text:p>
          </table:table-cell>
          <table:table-cell table:number-columns-repeated="2"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332792.16" calcext:value-type="float">
            <text:p>332.792,16</text:p>
          </table:table-cell>
          <table:table-cell office:value-type="float" office:value="334146.33" calcext:value-type="float">
            <text:p>334.146,33</text:p>
          </table:table-cell>
          <table:table-cell table:style-name="ce2" office:value-type="float" office:value="322648.79" calcext:value-type="float">
            <text:p>322.648,79</text:p>
          </table:table-cell>
          <table:table-cell table:number-columns-repeated="7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ürkiye</text:p>
          </table:table-cell>
          <table:table-cell table:style-name="ce3" office:value-type="float" office:value="2171120.37" calcext:value-type="float">
            <text:p>2.171.120,37</text:p>
          </table:table-cell>
          <table:table-cell table:style-name="ce3" office:value-type="float" office:value="2148801.07" calcext:value-type="float">
            <text:p>2.148.801,07</text:p>
          </table:table-cell>
          <table:table-cell office:value-type="float" office:value="2225707.72" calcext:value-type="float">
            <text:p>2.225.707,72</text:p>
          </table:table-cell>
          <table:table-cell office:value-type="float" office:value="2047912.53" calcext:value-type="float">
            <text:p>2.047.912,53</text:p>
          </table:table-cell>
          <table:table-cell office:value-type="float" office:value="2160157.8" calcext:value-type="float">
            <text:p>2.160.157,8</text:p>
          </table:table-cell>
          <table:table-cell office:value-type="float" office:value="2196882.5" calcext:value-type="float">
            <text:p>2.196.882,5</text:p>
          </table:table-cell>
          <table:table-cell office:value-type="float" office:value="2350885.67" calcext:value-type="float">
            <text:p>2.350.885,67</text:p>
          </table:table-cell>
          <table:table-cell table:style-name="ce3" office:value-type="float" office:value="2455894.95" calcext:value-type="float">
            <text:p>2.455.894,95</text:p>
          </table:table-cell>
          <table:table-cell office:value-type="float" office:value="2480287.64" calcext:value-type="float">
            <text:p>2.480.287,64</text:p>
          </table:table-cell>
          <table:table-cell table:style-name="ce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text>€ </number:text>
      <number:number number:decimal-places="0" number:min-decimal-places="0" number:min-integer-digits="1" number:grouping="true"/>
    </number:number-style>
    <number:number-style style:name="N104">
      <number:text>-€ 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number:min-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decimal-places="2" number:min-integer-digits="1" number:grouping="true"/>
    </number:number-style>
    <number:number-style style:name="N106">
      <number:text>-€ 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number:min-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€ 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">
      <number:number number:decimal-places="10" number:min-decimal-places="0" number:min-integer-digits="1" number:decimal-replacement="" number:grouping="true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22T19:46:55.817000000</meta:creation-date>
    <dc:date>2022-12-22T19:47:54.490000000</dc:date>
    <meta:editing-duration>PT58S</meta:editing-duration>
    <meta:editing-cycles>1</meta:editing-cycles>
    <meta:document-statistic meta:table-count="1" meta:cell-count="374" meta:object-count="0"/>
    <meta:generator>LibreOffice/7.3.4.2$Windows_X86_64 LibreOffice_project/728fec16bd5f605073805c3c9e7c4212a0120dc5</meta:generator>
  </office:meta>
</office:document-meta>
</file>